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T3" style:parent-style-name="StrongEmphasis" style:family="text">
      <style:text-properties style:font-name="Arial" fo:font-size="18pt" style:font-size-asian="18pt" style:font-size-complex="18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T6" style:parent-style-name="StrongEmphasis" style:family="text">
      <style:text-properties style:font-name="Arial" fo:font-size="16pt" style:font-size-asian="16pt" style:font-size-complex="16pt"/>
    </style:style>
    <style:style style:name="T7" style:parent-style-name="StrongEmphasis" style:family="text">
      <style:text-properties style:font-name="Arial" fo:font-weight="normal" style:font-weight-asian="normal" style:font-weight-complex="normal"/>
    </style:style>
    <style:style style:name="T8" style:parent-style-name="StrongEmphasis" style:family="text">
      <style:text-properties style:font-name="Arial" fo:font-weight="normal" style:font-weight-asian="normal" style:font-weight-complex="normal"/>
    </style:style>
    <style:style style:name="P9" style:parent-style-name="Standard" style:family="paragraph">
      <style:paragraph-properties fo:text-align="center"/>
    </style:style>
    <style:style style:name="TableColumn11" style:family="table-column">
      <style:table-column-properties style:column-width="2.4375in" style:use-optimal-column-width="false"/>
    </style:style>
    <style:style style:name="TableColumn12" style:family="table-column">
      <style:table-column-properties style:column-width="1.4993in" style:use-optimal-column-width="false"/>
    </style:style>
    <style:style style:name="TableColumn13" style:family="table-column">
      <style:table-column-properties style:column-width="2.975in" style:use-optimal-column-width="false"/>
    </style:style>
    <style:style style:name="TableColumn14" style:family="table-column">
      <style:table-column-properties style:column-width="3.2062in" style:use-optimal-column-width="false"/>
    </style:style>
    <style:style style:name="Table10" style:family="table">
      <style:table-properties style:width="10.118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="Arial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Arial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Arial"/>
    </style:style>
    <style:style style:name="TableRow22" style:family="table-row">
      <style:table-row-properties style:use-optimal-row-height="false"/>
    </style:style>
    <style:style style:name="P23" style:parent-style-name="Normal" style:family="paragraph">
      <style:text-properties fo:hyphenate="true"/>
    </style:style>
    <style:style style:name="P24" style:parent-style-name="Normal" style:family="paragraph">
      <style:text-properties fo:hyphenate="tru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Arial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32" style:parent-style-name="Fonteparág.padrão" style:family="text">
      <style:text-properties style:font-name="Arial" fo:color="#000000"/>
    </style:style>
    <style:style style:name="T33" style:parent-style-name="Fonteparág.padrão" style:family="text">
      <style:text-properties style:font-name="Arial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36" style:parent-style-name="Fonteparág.padrão" style:family="text">
      <style:text-properties style:font-name="Arial" fo:color="#000000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Arial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style:font-name="Arial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Arial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Arial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Arial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Arial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Arial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Arial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Arial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Arial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Arial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Arial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Arial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Arial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Arial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Arial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Arial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Arial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Arial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Arial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Arial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Arial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89" style:parent-style-name="Fonteparág.padrão" style:family="text">
      <style:text-properties style:font-name="Arial" fo:color="#000000"/>
    </style:style>
    <style:style style:name="T90" style:parent-style-name="Fonteparág.padrão" style:family="text">
      <style:text-properties style:font-name="Arial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Arial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Arial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Arial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Arial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Arial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Arial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Arial"/>
    </style:style>
    <style:style style:name="P106" style:parent-style-name="TableContents" style:family="paragraph">
      <style:paragraph-properties fo:text-align="center"/>
      <style:text-properties style:font-name="Arial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Arial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Arial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rial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Arial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rial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Arial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T128" style:parent-style-name="Fonteparág.padrão" style:family="text">
      <style:text-properties style:font-name="Arial" fo:color="#000000"/>
    </style:style>
    <style:style style:name="T129" style:parent-style-name="Fonteparág.padrão" style:family="text">
      <style:text-properties style:font-name="Arial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T132" style:parent-style-name="Fonteparág.padrão" style:family="text">
      <style:text-properties style:font-name="Arial" fo:color="#000000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rial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rial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Arial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Arial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Arial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Arial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Arial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Arial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Arial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Arial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Arial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Arial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Arial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Arial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Arial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Arial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Arial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Arial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Arial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Arial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Arial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Arial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Arial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Arial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Arial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Arial"/>
    </style:style>
    <style:style style:name="P191" style:parent-style-name="Standard" style:family="paragraph">
      <style:paragraph-properties fo:text-align="center"/>
    </style:style>
    <style:style style:name="P192" style:parent-style-name="Standard" style:family="paragraph">
      <style:paragraph-properties fo:text-align="center"/>
    </style:style>
    <style:style style:name="T193" style:parent-style-name="StrongEmphasis" style:family="text">
      <style:text-properties style:font-name="Arial" fo:font-size="16pt" style:font-size-asian="16pt" style:font-size-complex="16pt"/>
    </style:style>
    <style:style style:name="TableColumn195" style:family="table-column">
      <style:table-column-properties style:column-width="2.5284in" style:use-optimal-column-width="false"/>
    </style:style>
    <style:style style:name="TableColumn196" style:family="table-column">
      <style:table-column-properties style:column-width="2.5291in" style:use-optimal-column-width="false"/>
    </style:style>
    <style:style style:name="TableColumn197" style:family="table-column">
      <style:table-column-properties style:column-width="0.8736in" style:use-optimal-column-width="false"/>
    </style:style>
    <style:style style:name="TableColumn198" style:family="table-column">
      <style:table-column-properties style:column-width="0.6777in" style:use-optimal-column-width="false"/>
    </style:style>
    <style:style style:name="TableColumn199" style:family="table-column">
      <style:table-column-properties style:column-width="3.509in" style:use-optimal-column-width="false"/>
    </style:style>
    <style:style style:name="Table194" style:family="table">
      <style:table-properties style:width="10.118in" fo:margin-left="0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</style:style>
    <style:style style:name="TableCell2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4" style:parent-style-name="Standard" style:family="paragraph">
      <style:paragraph-properties fo:text-align="center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0" style:family="table-row">
      <style:table-row-properties style:use-optimal-row-height="false"/>
    </style:style>
    <style:style style:name="P211" style:parent-style-name="Normal" style:family="paragraph">
      <style:text-properties fo:hyphenate="true"/>
    </style:style>
    <style:style style:name="P212" style:parent-style-name="Normal" style:family="paragraph">
      <style:text-properties fo:hyphenate="true"/>
    </style:style>
    <style:style style:name="P213" style:parent-style-name="Normal" style:family="paragraph">
      <style:text-properties fo:hyphenate="true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5" style:family="table-row">
      <style:table-row-properties style:use-optimal-row-height="false"/>
    </style:style>
    <style:style style:name="P216" style:parent-style-name="Normal" style:family="paragraph">
      <style:text-properties fo:hyphenate="true"/>
    </style:style>
    <style:style style:name="P217" style:parent-style-name="Normal" style:family="paragraph">
      <style:text-properties fo:hyphenate="true"/>
    </style:style>
    <style:style style:name="P218" style:parent-style-name="Normal" style:family="paragraph">
      <style:text-properties fo:hyphenate="true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0" style:family="table-row">
      <style:table-row-properties style:use-optimal-row-height="false"/>
    </style:style>
    <style:style style:name="P221" style:parent-style-name="Normal" style:family="paragraph">
      <style:text-properties fo:hyphenate="true"/>
    </style:style>
    <style:style style:name="P222" style:parent-style-name="Normal" style:family="paragraph">
      <style:text-properties fo:hyphenate="tru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6" style:parent-style-name="Fonteparág.padrão" style:family="text">
      <style:text-properties style:font-name="Arial"/>
    </style:style>
    <style:style style:name="TableRow227" style:family="table-row">
      <style:table-row-properties style:use-optimal-row-height="false"/>
    </style:style>
    <style:style style:name="P228" style:parent-style-name="Normal" style:family="paragraph">
      <style:text-properties fo:hyphenate="true"/>
    </style:style>
    <style:style style:name="P229" style:parent-style-name="Normal" style:family="paragraph">
      <style:text-properties fo:hyphenate="true"/>
    </style:style>
    <style:style style:name="P230" style:parent-style-name="Normal" style:family="paragraph">
      <style:text-properties fo:hyphenate="true"/>
    </style:style>
    <style:style style:name="P231" style:parent-style-name="Normal" style:family="paragraph">
      <style:text-properties fo:hyphenate="true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3" style:parent-style-name="Fonteparág.padrão" style:family="text">
      <style:text-properties style:font-name="Arial"/>
    </style:style>
    <style:style style:name="TableRow234" style:family="table-row">
      <style:table-row-properties style:use-optimal-row-height="false"/>
    </style:style>
    <style:style style:name="P235" style:parent-style-name="Normal" style:family="paragraph">
      <style:text-properties fo:hyphenate="true"/>
    </style:style>
    <style:style style:name="P236" style:parent-style-name="Normal" style:family="paragraph">
      <style:text-properties fo:hyphenate="true"/>
    </style:style>
    <style:style style:name="P237" style:parent-style-name="Normal" style:family="paragraph">
      <style:text-properties fo:hyphenate="true"/>
    </style:style>
    <style:style style:name="P238" style:parent-style-name="Normal" style:family="paragraph">
      <style:text-properties fo:hyphenate="true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0" style:parent-style-name="Fonteparág.padrão" style:family="text">
      <style:text-properties style:font-name="Arial"/>
    </style:style>
    <style:style style:name="TableRow241" style:family="table-row">
      <style:table-row-properties style:use-optimal-row-height="false"/>
    </style:style>
    <style:style style:name="P242" style:parent-style-name="Normal" style:family="paragraph">
      <style:text-properties fo:hyphenate="true"/>
    </style:style>
    <style:style style:name="P243" style:parent-style-name="Normal" style:family="paragraph">
      <style:text-properties fo:hyphenate="true"/>
    </style:style>
    <style:style style:name="P244" style:parent-style-name="Normal" style:family="paragraph">
      <style:text-properties fo:hyphenate="true"/>
    </style:style>
    <style:style style:name="P245" style:parent-style-name="Normal" style:family="paragraph">
      <style:text-properties fo:hyphenate="true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7" style:parent-style-name="Fonteparág.padrão" style:family="text">
      <style:text-properties style:font-name="Arial"/>
    </style:style>
    <style:style style:name="TableRow248" style:family="table-row">
      <style:table-row-properties style:use-optimal-row-height="false"/>
    </style:style>
    <style:style style:name="P249" style:parent-style-name="Normal" style:family="paragraph">
      <style:text-properties fo:hyphenate="true"/>
    </style:style>
    <style:style style:name="P250" style:parent-style-name="Normal" style:family="paragraph">
      <style:text-properties fo:hyphenate="true"/>
    </style:style>
    <style:style style:name="P251" style:parent-style-name="Normal" style:family="paragraph">
      <style:text-properties fo:hyphenate="true"/>
    </style:style>
    <style:style style:name="P252" style:parent-style-name="Normal" style:family="paragraph">
      <style:text-properties fo:hyphenate="tru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4" style:parent-style-name="Fonteparág.padrão" style:family="text">
      <style:text-properties style:font-name="Arial"/>
    </style:style>
    <style:style style:name="TableRow255" style:family="table-row">
      <style:table-row-properties style:use-optimal-row-height="false"/>
    </style:style>
    <style:style style:name="P256" style:parent-style-name="Normal" style:family="paragraph">
      <style:text-properties fo:hyphenate="true"/>
    </style:style>
    <style:style style:name="P257" style:parent-style-name="Normal" style:family="paragraph">
      <style:text-properties fo:hyphenate="true"/>
    </style:style>
    <style:style style:name="P258" style:parent-style-name="Normal" style:family="paragraph">
      <style:text-properties fo:hyphenate="tru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1" style:family="table-row">
      <style:table-row-properties style:use-optimal-row-height="false"/>
    </style:style>
    <style:style style:name="P262" style:parent-style-name="Normal" style:family="paragraph">
      <style:text-properties fo:hyphenate="true"/>
    </style:style>
    <style:style style:name="P263" style:parent-style-name="Normal" style:family="paragraph">
      <style:text-properties fo:hyphenate="true"/>
    </style:style>
    <style:style style:name="P264" style:parent-style-name="Normal" style:family="paragraph">
      <style:text-properties fo:hyphenate="true"/>
    </style:style>
    <style:style style:name="P265" style:parent-style-name="Normal" style:family="paragraph">
      <style:text-properties fo:hyphenate="true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language="en" fo:country="US"/>
    </style:style>
    <style:style style:name="TableRow268" style:family="table-row">
      <style:table-row-properties style:use-optimal-row-height="false"/>
    </style:style>
    <style:style style:name="P269" style:parent-style-name="Normal" style:family="paragraph">
      <style:text-properties fo:language="en" fo:country="US" fo:hyphenate="true"/>
    </style:style>
    <style:style style:name="P270" style:parent-style-name="Normal" style:family="paragraph">
      <style:text-properties fo:language="en" fo:country="US" fo:hyphenate="true"/>
    </style:style>
    <style:style style:name="P271" style:parent-style-name="Normal" style:family="paragraph">
      <style:text-properties fo:language="en" fo:country="US" fo:hyphenate="true"/>
    </style:style>
    <style:style style:name="P272" style:parent-style-name="Normal" style:family="paragraph">
      <style:text-properties fo:language="en" fo:country="US" fo:hyphenate="tru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language="en" fo:country="US"/>
    </style:style>
    <style:style style:name="TableRow275" style:family="table-row">
      <style:table-row-properties style:use-optimal-row-height="false"/>
    </style:style>
    <style:style style:name="P276" style:parent-style-name="Normal" style:family="paragraph">
      <style:text-properties fo:language="en" fo:country="US" fo:hyphenate="true"/>
    </style:style>
    <style:style style:name="P277" style:parent-style-name="Normal" style:family="paragraph">
      <style:text-properties fo:language="en" fo:country="US" fo:hyphenate="true"/>
    </style:style>
    <style:style style:name="P278" style:parent-style-name="Normal" style:family="paragraph">
      <style:text-properties fo:language="en" fo:country="US" fo:hyphenate="tru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1" style:family="table-row">
      <style:table-row-properties style:use-optimal-row-height="false"/>
    </style:style>
    <style:style style:name="P282" style:parent-style-name="Normal" style:family="paragraph">
      <style:text-properties fo:hyphenate="true"/>
    </style:style>
    <style:style style:name="P283" style:parent-style-name="Normal" style:family="paragraph">
      <style:text-properties fo:hyphenate="true"/>
    </style:style>
    <style:style style:name="P284" style:parent-style-name="Normal" style:family="paragraph">
      <style:text-properties fo:hyphenate="true"/>
    </style:style>
    <style:style style:name="P285" style:parent-style-name="Normal" style:family="paragraph">
      <style:text-properties fo:hyphenate="true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7" style:family="table-row">
      <style:table-row-properties style:use-optimal-row-height="false"/>
    </style:style>
    <style:style style:name="P288" style:parent-style-name="Normal" style:family="paragraph">
      <style:text-properties fo:hyphenate="true"/>
    </style:style>
    <style:style style:name="P289" style:parent-style-name="Normal" style:family="paragraph">
      <style:text-properties fo:hyphenate="true"/>
    </style:style>
    <style:style style:name="P290" style:parent-style-name="Normal" style:family="paragraph">
      <style:text-properties fo:hyphenate="true"/>
    </style:style>
    <style:style style:name="P291" style:parent-style-name="Normal" style:family="paragraph">
      <style:text-properties fo:hyphenate="true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3" style:family="table-row">
      <style:table-row-properties style:use-optimal-row-height="false"/>
    </style:style>
    <style:style style:name="P294" style:parent-style-name="Normal" style:family="paragraph">
      <style:text-properties fo:hyphenate="true"/>
    </style:style>
    <style:style style:name="P295" style:parent-style-name="Normal" style:family="paragraph">
      <style:text-properties fo:hyphenate="true"/>
    </style:style>
    <style:style style:name="P296" style:parent-style-name="Normal" style:family="paragraph">
      <style:text-properties fo:hyphenate="true"/>
    </style:style>
    <style:style style:name="P297" style:parent-style-name="Normal" style:family="paragraph">
      <style:text-properties fo:hyphenate="true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9" style:family="table-row">
      <style:table-row-properties style:use-optimal-row-height="false"/>
    </style:style>
    <style:style style:name="P300" style:parent-style-name="Normal" style:family="paragraph">
      <style:text-properties fo:hyphenate="true"/>
    </style:style>
    <style:style style:name="P301" style:parent-style-name="Normal" style:family="paragraph">
      <style:text-properties fo:hyphenate="true"/>
    </style:style>
    <style:style style:name="P302" style:parent-style-name="Normal" style:family="paragraph">
      <style:text-properties fo:hyphenate="true"/>
    </style:style>
    <style:style style:name="P303" style:parent-style-name="Normal" style:family="paragraph">
      <style:text-properties fo:hyphenate="true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5" style:family="table-row">
      <style:table-row-properties style:use-optimal-row-height="false"/>
    </style:style>
    <style:style style:name="P306" style:parent-style-name="Normal" style:family="paragraph">
      <style:text-properties fo:hyphenate="true"/>
    </style:style>
    <style:style style:name="P307" style:parent-style-name="Normal" style:family="paragraph">
      <style:text-properties fo:hyphenate="true"/>
    </style:style>
    <style:style style:name="P308" style:parent-style-name="Normal" style:family="paragraph">
      <style:text-properties fo:hyphenate="true"/>
    </style:style>
    <style:style style:name="P309" style:parent-style-name="Normal" style:family="paragraph">
      <style:text-properties fo:hyphenate="true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1" style:family="table-row">
      <style:table-row-properties style:use-optimal-row-height="false"/>
    </style:style>
    <style:style style:name="P312" style:parent-style-name="Normal" style:family="paragraph">
      <style:text-properties fo:hyphenate="true"/>
    </style:style>
    <style:style style:name="P313" style:parent-style-name="Normal" style:family="paragraph">
      <style:text-properties fo:hyphenate="tru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6" style:family="table-row">
      <style:table-row-properties style:use-optimal-row-height="false"/>
    </style:style>
    <style:style style:name="P317" style:parent-style-name="Normal" style:family="paragraph">
      <style:text-properties fo:hyphenate="true"/>
    </style:style>
    <style:style style:name="P318" style:parent-style-name="Normal" style:family="paragraph">
      <style:text-properties fo:hyphenate="true"/>
    </style:style>
    <style:style style:name="P319" style:parent-style-name="Normal" style:family="paragraph">
      <style:text-properties fo:hyphenate="true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1" style:family="table-row">
      <style:table-row-properties style:use-optimal-row-height="false"/>
    </style:style>
    <style:style style:name="P322" style:parent-style-name="Normal" style:family="paragraph">
      <style:text-properties fo:hyphenate="true"/>
    </style:style>
    <style:style style:name="P323" style:parent-style-name="Normal" style:family="paragraph">
      <style:text-properties fo:hyphenate="true"/>
    </style:style>
    <style:style style:name="P324" style:parent-style-name="Normal" style:family="paragraph">
      <style:text-properties fo:hyphenate="true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6" style:family="table-row">
      <style:table-row-properties style:use-optimal-row-height="false"/>
    </style:style>
    <style:style style:name="P327" style:parent-style-name="Normal" style:family="paragraph">
      <style:text-properties fo:hyphenate="tru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30" style:parent-style-name="StrongEmphasis" style:family="text">
      <style:text-properties style:font-name="Arial" fo:font-size="16pt" style:font-size-asian="16pt" style:font-size-complex="16pt"/>
    </style:style>
    <style:style style:name="T331" style:parent-style-name="StrongEmphasis" style:family="text">
      <style:text-properties style:font-name="Arial" fo:font-size="16pt" style:font-size-asian="16pt" style:font-size-complex="16pt"/>
    </style:style>
    <style:style style:name="T332" style:parent-style-name="StrongEmphasis" style:family="text">
      <style:text-properties style:font-name="Arial" fo:font-weight="normal" style:font-weight-asian="normal" style:font-weight-complex="normal" fo:font-size="14pt" style:font-size-asian="14pt" style:font-size-complex="14pt"/>
    </style:style>
    <style:style style:name="T333" style:parent-style-name="StrongEmphasis" style:family="text">
      <style:text-properties style:font-name="Arial" fo:font-size="14pt" style:font-size-asian="14pt" style:font-size-complex="14pt"/>
    </style:style>
    <style:style style:name="T334" style:parent-style-name="StrongEmphasis" style:family="text">
      <style:text-properties style:font-name="Arial" fo:font-weight="normal" style:font-weight-asian="normal" style:font-weight-complex="normal" fo:font-size="14pt" style:font-size-asian="14pt" style:font-size-complex="14pt"/>
    </style:style>
  </office:automatic-styles>
  <office:body>
    <office:text text:use-soft-page-breaks="true">
      <text:p text:style-name="P1"/>
      <text:p text:style-name="P2"><text:span text:style-name="T3">Plano Geral de Configuração (PGC)</text:span></text:p>
      <text:p text:style-name="P4"/>
      <text:p text:style-name="P5"/>
      <text:p text:style-name="Standard"><text:span text:style-name="T6">1. Itens de Configuração</text:span></text:p>
      <text:p text:style-name="Standard"/>
      <text:p text:style-name="Standard"><text:span text:style-name="T7">A nomenclatura de cada documento consiste em um prefixo(PR) referente a identificação do projeto a qual aquele documento</text:span><text:span text:style-name="T8"><text:s/>pertence seguida por um traço(-) e a sigla referente ao documento.</text:span>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rows-spanned="2">
            <text:p text:style-name="P17">Item de Configuração</text:p>
          </table:table-cell>
          <table:table-cell table:style-name="TableCell18" table:number-rows-spanned="2">
            <text:p text:style-name="P19">Nomenclatura</text:p>
          </table:table-cell>
          <table:table-cell table:style-name="TableCell20" table:number-columns-spanned="2">
            <text:p text:style-name="P21">Permissões de acesso</text:p>
          </table:table-cell>
          <table:covered-table-cell/>
        </table:table-row>
        <table:table-row table:style-name="TableRow22">
          <table:covered-table-cell>
            <text:p text:style-name="P23"/>
          </table:covered-table-cell>
          <table:covered-table-cell>
            <text:p text:style-name="P24"/>
          </table:covered-table-cell>
          <table:table-cell table:style-name="TableCell25">
            <text:p text:style-name="P26">Leitura</text:p>
          </table:table-cell>
          <table:table-cell table:style-name="TableCell27">
            <text:p text:style-name="P28">Edição</text:p>
          </table:table-cell>
        </table:table-row>
        <table:table-row table:style-name="TableRow29">
          <table:table-cell table:style-name="TableCell30">
            <text:p text:style-name="P31"><text:span text:style-name="T32">Processo</text:span><text:span text:style-name="T33"><text:s/>de Gerência de Projeto</text:span></text:p>
          </table:table-cell>
          <table:table-cell table:style-name="TableCell34">
            <text:p text:style-name="P35"><text:span text:style-name="T36">GPR-Processo</text:span></text:p>
          </table:table-cell>
          <table:table-cell table:style-name="TableCell37">
            <text:p text:style-name="P38">Toda a equipe do projeto</text:p>
          </table:table-cell>
          <table:table-cell table:style-name="TableCell39">
            <text:p text:style-name="P40">Gerente de Projeto</text:p>
          </table:table-cell>
        </table:table-row>
        <table:table-row table:style-name="TableRow41">
          <table:table-cell table:style-name="TableCell42">
            <text:p text:style-name="P43">Checklist de Monitoramento</text:p>
          </table:table-cell>
          <table:table-cell table:style-name="TableCell44">
            <text:p text:style-name="P45">PR-CDM</text:p>
          </table:table-cell>
          <table:table-cell table:style-name="TableCell46">
            <text:p text:style-name="P47">Toda a equipe do projeto</text:p>
          </table:table-cell>
          <table:table-cell table:style-name="TableCell48">
            <text:p text:style-name="P49">Gerente de Projeto/Ou responsável pela atividade de “Monitorar”</text:p>
          </table:table-cell>
        </table:table-row>
        <table:table-row table:style-name="TableRow50">
          <table:table-cell table:style-name="TableCell51">
            <text:p text:style-name="P52">Cronograma do Projeto</text:p>
          </table:table-cell>
          <table:table-cell table:style-name="TableCell53">
            <text:p text:style-name="P54">PR-CDP</text:p>
          </table:table-cell>
          <table:table-cell table:style-name="TableCell55">
            <text:p text:style-name="P56">Toda a equipe do<text:s/>projeto</text:p>
          </table:table-cell>
          <table:table-cell table:style-name="TableCell57">
            <text:p text:style-name="P58">Gerente de Projeto</text:p>
          </table:table-cell>
        </table:table-row>
        <table:table-row table:style-name="TableRow59">
          <table:table-cell table:style-name="TableCell60">
            <text:p text:style-name="P61">Documento de Riscos do Projeto</text:p>
          </table:table-cell>
          <table:table-cell table:style-name="TableCell62">
            <text:p text:style-name="P63">PR-DRP</text:p>
          </table:table-cell>
          <table:table-cell table:style-name="TableCell64">
            <text:p text:style-name="P65">Todos os Gerentes envolvidos no projeto</text:p>
          </table:table-cell>
          <table:table-cell table:style-name="TableCell66">
            <text:p text:style-name="P67">Gerente de Projeto</text:p>
          </table:table-cell>
        </table:table-row>
        <table:table-row table:style-name="TableRow68">
          <table:table-cell table:style-name="TableCell69">
            <text:p text:style-name="P70">Plano Geral do Projeto</text:p>
          </table:table-cell>
          <table:table-cell table:style-name="TableCell71">
            <text:p text:style-name="P72">PR-PGP</text:p>
          </table:table-cell>
          <table:table-cell table:style-name="TableCell73">
            <text:p text:style-name="P74">Toda a equipe do projeto</text:p>
          </table:table-cell>
          <table:table-cell table:style-name="TableCell75">
            <text:p text:style-name="P76">Gerente de Projeto</text:p>
          </table:table-cell>
        </table:table-row>
        <table:table-row table:style-name="TableRow77">
          <table:table-cell table:style-name="TableCell78">
            <text:p text:style-name="P79">Relatório de Conclusão de Projeto</text:p>
          </table:table-cell>
          <table:table-cell table:style-name="TableCell80">
            <text:p text:style-name="P81">PR-RCP</text:p>
          </table:table-cell>
          <table:table-cell table:style-name="TableCell82">
            <text:p text:style-name="P83">Toda a equipe<text:s/>do projeto</text:p>
          </table:table-cell>
          <table:table-cell table:style-name="TableCell84">
            <text:p text:style-name="P85">Gerente de Projeto</text:p>
          </table:table-cell>
        </table:table-row>
        <table:table-row table:style-name="TableRow86">
          <table:table-cell table:style-name="TableCell87">
            <text:p text:style-name="P88"><text:span text:style-name="T89">Processo</text:span><text:span text:style-name="T90"><text:s/>de Garantia da Qualidade</text:span></text:p>
          </table:table-cell>
          <table:table-cell table:style-name="TableCell91">
            <text:p text:style-name="P92">GQA-Processo</text:p>
          </table:table-cell>
          <table:table-cell table:style-name="TableCell93">
            <text:p text:style-name="P94">Toda a equipe do projeto</text:p>
          </table:table-cell>
          <table:table-cell table:style-name="TableCell95">
            <text:p text:style-name="P96">Gerente de Qualidade</text:p>
          </table:table-cell>
        </table:table-row>
        <table:table-row table:style-name="TableRow97">
          <table:table-cell table:style-name="TableCell98">
            <text:p text:style-name="P99">Parecer Sobre Avaliação Dos Artefatos</text:p>
          </table:table-cell>
          <table:table-cell table:style-name="TableCell100">
            <text:p text:style-name="P101">PR-PAA</text:p>
          </table:table-cell>
          <table:table-cell table:style-name="TableCell102">
            <text:p text:style-name="P103">Toda a equipe de projeto</text:p>
          </table:table-cell>
          <table:table-cell table:style-name="TableCell104">
            <text:p text:style-name="P105">Na fase de avaliação: Gerente de Qualidade</text:p>
            <text:p text:style-name="P106">Na fase de correção: Gerente de Projeto e o Responsável pela correção.</text:p>
          </table:table-cell>
        </table:table-row>
        <table:table-row table:style-name="TableRow107">
          <table:table-cell table:style-name="TableCell108">
            <text:p text:style-name="P109">Checklist GQA - GPR</text:p>
          </table:table-cell>
          <table:table-cell table:style-name="TableCell110">
            <text:p text:style-name="P111">PR-CGPR</text:p>
          </table:table-cell>
          <table:table-cell table:style-name="TableCell112">
            <text:p text:style-name="P113">Toda a equipe de projeto</text:p>
          </table:table-cell>
          <table:table-cell table:style-name="TableCell114">
            <text:p text:style-name="P115">Gerente de Qualidade</text:p>
          </table:table-cell>
        </table:table-row>
        <table:table-row table:style-name="TableRow116">
          <table:table-cell table:style-name="TableCell117">
            <text:p text:style-name="P118">Checklist GQA - GRE</text:p>
          </table:table-cell>
          <table:table-cell table:style-name="TableCell119">
            <text:p text:style-name="P120">PR-CGRE</text:p>
          </table:table-cell>
          <table:table-cell table:style-name="TableCell121">
            <text:p text:style-name="P122">Toda a equipe de projeto</text:p>
          </table:table-cell>
          <table:table-cell table:style-name="TableCell123">
            <text:p text:style-name="P124">Gerente de Qualidade</text:p>
          </table:table-cell>
        </table:table-row>
        <text:soft-page-break/>
        <table:table-row table:style-name="TableRow125">
          <table:table-cell table:style-name="TableCell126">
            <text:p text:style-name="P127"><text:span text:style-name="T128">Processo</text:span><text:span text:style-name="T129"><text:s/>de Gerência de Requisitos</text:span></text:p>
          </table:table-cell>
          <table:table-cell table:style-name="TableCell130">
            <text:p text:style-name="P131"><text:span text:style-name="T132">GRE-Processo</text:span>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Checklist Consistência de Requisitos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Documento de Aprovação dos Requisitos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Documento de Comprometimento da Equipe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Especificação de Caso de Uso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Matriz de Rastreabilidade de Requisito</text:p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Relatório<text:s/>de Impacto de mudanças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</table:table>
      <text:p text:style-name="P191"/>
      <text:p text:style-name="P192"/>
      <text:p text:style-name="Standard"><text:span text:style-name="T193">2. Estrutura de Repositório</text:span></text:p>
      <text:p text:style-name="Standard"/>
      <text:p text:style-name="Standard"/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 table:number-columns-spanned="4">
            <text:p text:style-name="P202">Estrutura de Diretórios</text:p>
          </table:table-cell>
          <table:covered-table-cell/>
          <table:covered-table-cell/>
          <table:covered-table-cell/>
          <table:table-cell table:style-name="TableCell203">
            <text:p text:style-name="P204">Conteúdo</text:p>
          </table:table-cell>
        </table:table-row>
        <table:table-row table:style-name="TableRow205">
          <table:table-cell table:style-name="TableCell206" table:number-rows-spanned="21">
            <text:p text:style-name="TableContents">Raiz</text:p>
          </table:table-cell>
          <table:table-cell table:style-name="TableCell207" table:number-rows-spanned="20">
            <text:p text:style-name="TableContents">Processo</text:p>
          </table:table-cell>
          <table:table-cell table:style-name="TableCell208" table:number-columns-spanned="2" table:number-rows-spanned="3">
            <text:p text:style-name="TableContents">Definição</text:p>
          </table:table-cell>
          <table:covered-table-cell/>
          <table:table-cell table:style-name="TableCell209">
            <text:p text:style-name="TableContents">GPR-Processo.doc/odt</text:p>
          </table:table-cell>
        </table:table-row>
        <table:table-row table:style-name="TableRow210">
          <table:covered-table-cell>
            <text:p text:style-name="P211"/>
          </table:covered-table-cell>
          <table:covered-table-cell>
            <text:p text:style-name="P212"/>
          </table:covered-table-cell>
          <table:covered-table-cell>
            <text:p text:style-name="P213"/>
          </table:covered-table-cell>
          <table:covered-table-cell/>
          <table:table-cell table:style-name="TableCell214">
            <text:p text:style-name="TableContents">GQA-Processo.doc/odt</text:p>
          </table:table-cell>
        </table:table-row>
        <table:table-row table:style-name="TableRow215">
          <table:covered-table-cell>
            <text:p text:style-name="P216"/>
          </table:covered-table-cell>
          <table:covered-table-cell>
            <text:p text:style-name="P217"/>
          </table:covered-table-cell>
          <table:covered-table-cell>
            <text:p text:style-name="P218"/>
          </table:covered-table-cell>
          <table:covered-table-cell/>
          <table:table-cell table:style-name="TableCell219">
            <text:p text:style-name="TableContents">GRE-Processo.doc/odt</text:p>
          </table:table-cell>
        </table:table-row>
        <table:table-row table:style-name="TableRow220">
          <table:covered-table-cell>
            <text:p text:style-name="P221"/>
          </table:covered-table-cell>
          <table:covered-table-cell>
            <text:p text:style-name="P222"/>
          </table:covered-table-cell>
          <table:table-cell table:style-name="TableCell223" table:number-rows-spanned="14">
            <text:p text:style-name="TableContents">Template</text:p>
          </table:table-cell>
          <table:table-cell table:style-name="TableCell224" table:number-rows-spanned="5">
            <text:p text:style-name="TableContents">GPR</text:p>
          </table:table-cell>
          <table:table-cell table:style-name="TableCell225">
            <text:p text:style-name="TableContents"><text:span text:style-name="T226">PR-</text:span>Checklist de Monitoramento.xls/ods</text:p>
          </table:table-cell>
        </table:table-row>
        <table:table-row table:style-name="TableRow227">
          <table:covered-table-cell>
            <text:p text:style-name="P228"/>
          </table:covered-table-cell>
          <table:covered-table-cell>
            <text:p text:style-name="P229"/>
          </table:covered-table-cell>
          <table:covered-table-cell>
            <text:p text:style-name="P230"/>
          </table:covered-table-cell>
          <table:covered-table-cell>
            <text:p text:style-name="P231"/>
          </table:covered-table-cell>
          <table:table-cell table:style-name="TableCell232">
            <text:p text:style-name="TableContents"><text:span text:style-name="T233">PR-</text:span>Cronograma do Projeto.doc/odt</text:p>
          </table:table-cell>
        </table:table-row>
        <table:table-row table:style-name="TableRow234">
          <table:covered-table-cell>
            <text:p text:style-name="P235"/>
          </table:covered-table-cell>
          <table:covered-table-cell>
            <text:p text:style-name="P236"/>
          </table:covered-table-cell>
          <table:covered-table-cell>
            <text:p text:style-name="P237"/>
          </table:covered-table-cell>
          <table:covered-table-cell>
            <text:p text:style-name="P238"/>
          </table:covered-table-cell>
          <table:table-cell table:style-name="TableCell239">
            <text:p text:style-name="TableContents"><text:span text:style-name="T240">PR-</text:span>Documento de Riscos do Projeto.xls/ods</text:p>
          </table:table-cell>
        </table:table-row>
        <table:table-row table:style-name="TableRow241">
          <table:covered-table-cell>
            <text:p text:style-name="P242"/>
          </table:covered-table-cell>
          <table:covered-table-cell>
            <text:p text:style-name="P243"/>
          </table:covered-table-cell>
          <table:covered-table-cell>
            <text:p text:style-name="P244"/>
          </table:covered-table-cell>
          <table:covered-table-cell>
            <text:p text:style-name="P245"/>
          </table:covered-table-cell>
          <table:table-cell table:style-name="TableCell246">
            <text:p text:style-name="TableContents"><text:span text:style-name="T247">PR-</text:span>Plano Geral do Projeto.doc/odt</text:p>
          </table:table-cell>
        </table:table-row>
        <table:table-row table:style-name="TableRow248">
          <table:covered-table-cell>
            <text:p text:style-name="P249"/>
          </table:covered-table-cell>
          <table:covered-table-cell>
            <text:p text:style-name="P250"/>
          </table:covered-table-cell>
          <table:covered-table-cell>
            <text:p text:style-name="P251"/>
          </table:covered-table-cell>
          <table:covered-table-cell>
            <text:p text:style-name="P252"/>
          </table:covered-table-cell>
          <table:table-cell table:style-name="TableCell253">
            <text:p text:style-name="TableContents"><text:span text:style-name="T254">PR-</text:span>Relatório de Conclusão de Projeto.xls/ods</text:p>
          </table:table-cell>
        </table:table-row>
        <table:table-row table:style-name="TableRow255">
          <table:covered-table-cell>
            <text:p text:style-name="P256"/>
          </table:covered-table-cell>
          <table:covered-table-cell>
            <text:p text:style-name="P257"/>
          </table:covered-table-cell>
          <table:covered-table-cell>
            <text:p text:style-name="P258"/>
          </table:covered-table-cell>
          <table:table-cell table:style-name="TableCell259" table:number-rows-spanned="3">
            <text:p text:style-name="Standard">GQA</text:p>
          </table:table-cell>
          <table:table-cell table:style-name="TableCell260">
            <text:p text:style-name="TableContents">PR-Parecer Sobre Avaliação Dos Artefatos.doc/odt</text:p>
          </table:table-cell>
        </table:table-row>
        <table:table-row table:style-name="TableRow261">
          <table:covered-table-cell>
            <text:p text:style-name="P262"/>
          </table:covered-table-cell>
          <table:covered-table-cell>
            <text:p text:style-name="P263"/>
          </table:covered-table-cell>
          <table:covered-table-cell>
            <text:p text:style-name="P264"/>
          </table:covered-table-cell>
          <table:covered-table-cell>
            <text:p text:style-name="P265"/>
          </table:covered-table-cell>
          <table:table-cell table:style-name="TableCell266">
            <text:p text:style-name="P267">PR-Checklist GQA –<text:s/>GPR.xls/ods</text:p>
          </table:table-cell>
        </table:table-row>
        <table:table-row table:style-name="TableRow268">
          <table:covered-table-cell>
            <text:p text:style-name="P269"/>
          </table:covered-table-cell>
          <table:covered-table-cell>
            <text:p text:style-name="P270"/>
          </table:covered-table-cell>
          <table:covered-table-cell>
            <text:p text:style-name="P271"/>
          </table:covered-table-cell>
          <table:covered-table-cell>
            <text:p text:style-name="P272"/>
          </table:covered-table-cell>
          <table:table-cell table:style-name="TableCell273">
            <text:p text:style-name="P274">PR-Checklist GQA – GRE.xls/ods</text:p>
          </table:table-cell>
        </table:table-row>
        <table:table-row table:style-name="TableRow275">
          <table:covered-table-cell>
            <text:p text:style-name="P276"/>
          </table:covered-table-cell>
          <table:covered-table-cell>
            <text:p text:style-name="P277"/>
          </table:covered-table-cell>
          <table:covered-table-cell>
            <text:p text:style-name="P278"/>
          </table:covered-table-cell>
          <table:table-cell table:style-name="TableCell279" table:number-rows-spanned="6">
            <text:p text:style-name="Standard">GRE</text:p>
          </table:table-cell>
          <table:table-cell table:style-name="TableCell280">
            <text:p text:style-name="TableContents">PR-Checklist Consistência de Requisitos.doc/odt</text:p>
          </table:table-cell>
        </table:table-row>
        <table:table-row table:style-name="TableRow281">
          <table:covered-table-cell>
            <text:p text:style-name="P282"/>
          </table:covered-table-cell>
          <table:covered-table-cell>
            <text:p text:style-name="P283"/>
          </table:covered-table-cell>
          <table:covered-table-cell>
            <text:p text:style-name="P284"/>
          </table:covered-table-cell>
          <table:covered-table-cell>
            <text:p text:style-name="P285"/>
          </table:covered-table-cell>
          <table:table-cell table:style-name="TableCell286">
            <text:p text:style-name="TableContents">PR-Documento de Aprovação dos Requisitos.doc/odt</text:p>
          </table:table-cell>
        </table:table-row>
        <table:table-row table:style-name="TableRow287">
          <table:covered-table-cell>
            <text:p text:style-name="P288"/>
          </table:covered-table-cell>
          <table:covered-table-cell>
            <text:p text:style-name="P289"/>
          </table:covered-table-cell>
          <table:covered-table-cell>
            <text:p text:style-name="P290"/>
          </table:covered-table-cell>
          <table:covered-table-cell>
            <text:p text:style-name="P291"/>
          </table:covered-table-cell>
          <table:table-cell table:style-name="TableCell292">
            <text:p text:style-name="TableContents">PR-Documento de Comprometimento da Equipe.doc/odt</text:p>
          </table:table-cell>
        </table:table-row>
        <table:table-row table:style-name="TableRow293">
          <table:covered-table-cell>
            <text:p text:style-name="P294"/>
          </table:covered-table-cell>
          <table:covered-table-cell>
            <text:p text:style-name="P295"/>
          </table:covered-table-cell>
          <table:covered-table-cell>
            <text:p text:style-name="P296"/>
          </table:covered-table-cell>
          <table:covered-table-cell>
            <text:p text:style-name="P297"/>
          </table:covered-table-cell>
          <table:table-cell table:style-name="TableCell298">
            <text:p text:style-name="TableContents">PR-Especificação de Caso de<text:s/>Uso.doc/odt</text:p>
          </table:table-cell>
        </table:table-row>
        <table:table-row table:style-name="TableRow299">
          <table:covered-table-cell>
            <text:p text:style-name="P300"/>
          </table:covered-table-cell>
          <table:covered-table-cell>
            <text:p text:style-name="P301"/>
          </table:covered-table-cell>
          <table:covered-table-cell>
            <text:p text:style-name="P302"/>
          </table:covered-table-cell>
          <table:covered-table-cell>
            <text:p text:style-name="P303"/>
          </table:covered-table-cell>
          <table:table-cell table:style-name="TableCell304">
            <text:p text:style-name="TableContents">PR-Matriz de Rastreabilidade de Requisito.doc/odt</text:p>
          </table:table-cell>
        </table:table-row>
        <table:table-row table:style-name="TableRow305">
          <table:covered-table-cell>
            <text:p text:style-name="P306"/>
          </table:covered-table-cell>
          <table:covered-table-cell>
            <text:p text:style-name="P307"/>
          </table:covered-table-cell>
          <table:covered-table-cell>
            <text:p text:style-name="P308"/>
          </table:covered-table-cell>
          <table:covered-table-cell>
            <text:p text:style-name="P309"/>
          </table:covered-table-cell>
          <table:table-cell table:style-name="TableCell310">
            <text:p text:style-name="TableContents">PR-Relatório de Impacto de mudanças.doc/odt</text:p>
          </table:table-cell>
        </table:table-row>
        <table:table-row table:style-name="TableRow311">
          <table:covered-table-cell>
            <text:p text:style-name="P312"/>
          </table:covered-table-cell>
          <table:covered-table-cell>
            <text:p text:style-name="P313"/>
          </table:covered-table-cell>
          <table:table-cell table:style-name="TableCell314" table:number-columns-spanned="2" table:number-rows-spanned="3">
            <text:p text:style-name="TableContents">Avaliação</text:p>
          </table:table-cell>
          <table:covered-table-cell/>
          <table:table-cell table:style-name="TableCell315">
            <text:p text:style-name="TableContents">GPR-Avaliação Processo.xls/ods</text:p>
          </table:table-cell>
        </table:table-row>
        <table:table-row table:style-name="TableRow316">
          <table:covered-table-cell>
            <text:p text:style-name="P317"/>
          </table:covered-table-cell>
          <table:covered-table-cell>
            <text:p text:style-name="P318"/>
          </table:covered-table-cell>
          <table:covered-table-cell>
            <text:p text:style-name="P319"/>
          </table:covered-table-cell>
          <table:covered-table-cell/>
          <table:table-cell table:style-name="TableCell320">
            <text:p text:style-name="TableContents">GQA-Avaliação Processo.xls/ods</text:p>
          </table:table-cell>
        </table:table-row>
        <table:table-row table:style-name="TableRow321">
          <table:covered-table-cell>
            <text:p text:style-name="P322"/>
          </table:covered-table-cell>
          <table:covered-table-cell>
            <text:p text:style-name="P323"/>
          </table:covered-table-cell>
          <table:covered-table-cell>
            <text:p text:style-name="P324"/>
          </table:covered-table-cell>
          <table:covered-table-cell/>
          <table:table-cell table:style-name="TableCell325">
            <text:p text:style-name="TableContents">GRE-Avaliação Processo.xls/ods</text:p>
          </table:table-cell>
        </table:table-row>
        <table:table-row table:style-name="TableRow326">
          <table:covered-table-cell>
            <text:p text:style-name="P327"/>
          </table:covered-table-cell>
          <table:table-cell table:style-name="TableCell328">
            <text:p text:style-name="TableContents">Projeto</text:p>
          </table:table-cell>
          <table:table-cell table:style-name="TableCell329" table:number-columns-spanned="3">
            <text:p text:style-name="TableContents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><text:span text:style-name="T330">3. Sistema<text:s/></text:span><text:span text:style-name="T331">de Configuração</text:span></text:p>
      <text:p text:style-name="Standard"/>
      <text:p text:style-name="Standard"><text:span text:style-name="T332">Repositório no GitHub</text:span><text:span text:style-name="T333">:<text:s/></text:span><text:a xlink:href="https://github.com/matheuspiment/PSW" office:target-frame-name="_top" xlink:show="replace"><text:span text:style-name="T334">https://github.com/matheuspiment/PSW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GoR Q. Silva</dc:creator>
    <meta:creation-date>2016-09-30T14:21:00Z</meta:creation-date>
    <dc:date>2016-10-04T15:30:00Z</dc:date>
    <meta:template xlink:href="Normal" xlink:type="simple"/>
    <meta:editing-cycles>30</meta:editing-cycles>
    <meta:editing-duration>PT4620S</meta:editing-duration>
    <meta:document-statistic meta:page-count="3" meta:paragraph-count="5" meta:word-count="421" meta:character-count="2690" meta:row-count="18" meta:non-whitespace-character-count="2274"/>
  </office:meta>
</office:document-meta>
</file>